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cc4" officeooo:paragraph-rsid="0008bcc4"/>
    </style:style>
    <style:style style:name="P2" style:family="paragraph" style:parent-style-name="Standard">
      <style:text-properties style:text-position="super 58%" officeooo:rsid="0008bcc4" officeooo:paragraph-rsid="0008bcc4"/>
    </style:style>
    <style:style style:name="P3" style:family="paragraph" style:parent-style-name="Standard">
      <style:text-properties officeooo:paragraph-rsid="0008bcc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8bcc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<text:s/>Die Farbe ist noch nicht trocken .</text:span></text:p>
      <text:p text:style-name="P3"><text:span text:style-name="T2">was ist passiert ? Fragt Anna unsicher .</text:span></text:p>
      <text:p text:style-name="P1"><text:span text:style-name="T1">Keine Ahnun ! Woher soll ich das wissen!</text:span></text:p>
      <text:p text:style-name="P2">Du warst doch gestern Abened hir !</text:p>
      <text:p text:style-name="P2"><text:s/></text:p>
      <text:p text:style-name="P2">ein. Ish war schon seit ein paar tagen nicht mehr da. Viel zu</text:p>
      <text:p text:style-name="P2">wenig los. Den service hat Beata allein gemacht.</text:p>
      <text:p text:style-name="P2">Beata !</text:p>
      <text:p text:style-name="P2">Du meinst…</text:p>
      <text:p text:style-name="P2"/>
      <text:p text:style-name="P2">Anna holt ihr Handy aus 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2:05:58.274512954</meta:creation-date>
    <dc:date>2024-08-20T12:45:48.493428144</dc:date>
    <meta:editing-duration>PT39M51S</meta:editing-duration>
    <meta:editing-cycles>1</meta:editing-cycles>
    <meta:document-statistic meta:table-count="0" meta:image-count="0" meta:object-count="0" meta:page-count="1" meta:paragraph-count="10" meta:word-count="61" meta:character-count="301" meta:non-whitespace-character-count="247"/>
    <meta:generator>LibreOffice/7.6.7.2$Linux_X86_64 LibreOffice_project/60$Build-2</meta:generator>
  </office:meta>
</office:document-meta>
</file>